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objectwithoutfill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666666" style:font-name="Ubuntu Medium" fo:font-weight="bold" style:font-weight-asian="bold" style:font-weight-complex="bold"/>
    </style:style>
    <style:style style:name="P4" style:family="paragraph">
      <style:paragraph-properties fo:text-align="center"/>
      <style:text-properties fo:color="#666666" style:font-name="Ubuntu Medium" fo:font-weight="bold" style:font-weight-asian="bold" style:font-weight-complex="bold"/>
    </style:style>
    <style:style style:name="P5" style:family="paragraph">
      <style:paragraph-properties fo:text-align="center"/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justify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style:font-name="Ubuntu Medium" fo:font-weight="bold" style:font-weight-asian="bold" style:font-weight-complex="bold"/>
    </style:style>
    <style:style style:name="T3" style:family="text"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7cm" svg:height="1.1cm" svg:x="24.5cm" svg:y="14.6cm">
          <text:p text:style-name="P1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7cm" svg:height="1.1cm" svg:x="24.5cm" svg:y="12.5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7cm" svg:height="1.1cm" svg:x="19cm" svg:y="7.4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7cm" svg:height="1.1cm" svg:x="19cm" svg:y="9.4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cm" svg:height="1.1cm" svg:x="14.5cm" svg:y="9.4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7cm" svg:height="1.1cm" svg:x="3.2cm" svg:y="9.4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7cm" svg:height="1.1cm" svg:x="9.7cm" svg:y="8.2cm">
          <text:p text:style-name="P1"><text:span text:style-name="T1">monitor</text:span><text:span text:style-name="T1"><text:line-break/></text:span><text:span text:style-name="T1">-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7cm" svg:height="1.1cm" svg:x="9.7cm" svg:y="14.6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7cm" svg:height="1.1cm" svg:x="1cm" svg:y="4.7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8cm" svg:height="0.967cm" svg:x="0.9cm" svg:y="3.333cm">
          <draw:text-box>
            <text:p text:style-name="P1"><text:span text:style-name="T2">System / App</text:span></text:p>
          </draw:text-box>
        </draw:frame>
        <draw:frame draw:style-name="gr7" draw:text-style-name="P4" draw:layer="layout" svg:width="15.5cm" svg:height="0.967cm" svg:x="7.3cm" svg:y="3.301cm">
          <draw:text-box>
            <text:p text:style-name="P1"><text:span text:style-name="T2">Modules</text:span></text:p>
          </draw:text-box>
        </draw:frame>
        <draw:frame draw:style-name="gr7" draw:text-style-name="P3" draw:layer="layout" svg:width="5.8cm" svg:height="0.967cm" svg:x="22.8cm" svg:y="11.001cm">
          <draw:text-box>
            <text:p text:style-name="P1"><text:span text:style-name="T2">Development</text:span></text:p>
          </draw:text-box>
        </draw:frame>
        <draw:line draw:style-name="gr8" draw:text-style-name="P1" draw:layer="layout" svg:x1="7.2cm" svg:y1="3.4cm" svg:x2="7.2cm" svg:y2="20cm">
          <text:p/>
        </draw:line>
        <draw:line draw:style-name="gr8" draw:text-style-name="P1" draw:layer="layout" svg:x1="22.8cm" svg:y1="3.4cm" svg:x2="22.8cm" svg:y2="19cm">
          <text:p/>
        </draw:line>
        <draw:frame draw:style-name="gr9" draw:text-style-name="P5" draw:layer="layout" svg:width="27.7cm" svg:height="1.7cm" svg:x="1cm" svg:y="1cm">
          <draw:text-box>
            <text:p text:style-name="P1"><text:span text:style-name="T3">Packages of the Alinex Universe</text:span></text:p>
          </draw:text-box>
        </draw:frame>
        <draw:connector draw:style-name="gr10" draw:text-style-name="P1" draw:layer="layout" draw:type="curve" svg:x1="2.35cm" svg:y1="5.8cm" svg:x2="3.2cm" svg:y2="9.95cm" draw:start-shape="id1" draw:start-glue-point="2" draw:end-shape="id2" draw:end-glue-point="3" svg:d="M2350 5800c0 2767 283 4150 850 4150" svg:viewBox="0 0 851 4151">
          <text:p/>
        </draw:connector>
        <draw:connector draw:style-name="gr11" draw:text-style-name="P1" draw:layer="layout" draw:type="curve" svg:x1="5.9cm" svg:y1="9.95cm" svg:x2="9.7cm" svg:y2="15.15cm" draw:start-shape="id2" draw:start-glue-point="1" draw:end-shape="id3" draw:end-glue-point="3" svg:d="M5900 9950c2850 0 950 5200 3800 5200" svg:viewBox="0 0 3801 5201">
          <text:p/>
        </draw:connector>
        <draw:connector draw:style-name="gr11" draw:text-style-name="P1" draw:layer="layout" draw:type="curve" svg:x1="5.9cm" svg:y1="9.95cm" svg:x2="9.7cm" svg:y2="8.75cm" draw:start-shape="id2" draw:start-glue-point="1" draw:end-shape="id4" draw:end-glue-point="3" svg:d="M5900 9950c2850 0 950-1200 3800-1200" svg:viewBox="0 0 3801 1201">
          <text:p/>
        </draw:connector>
        <draw:connector draw:style-name="gr11" draw:text-style-name="P1" draw:layer="layout" draw:type="curve" svg:x1="12.4cm" svg:y1="8.75cm" svg:x2="14.5cm" svg:y2="9.95cm" draw:start-shape="id4" draw:start-glue-point="1" draw:end-shape="id5" draw:end-glue-point="3" svg:d="M12400 8750c1575 0 525 1200 2100 1200" svg:viewBox="0 0 2101 1201">
          <text:p/>
        </draw:connector>
        <draw:connector draw:style-name="gr11" draw:text-style-name="P1" draw:layer="layout" draw:type="curve" svg:x1="17.2cm" svg:y1="9.95cm" svg:x2="19cm" svg:y2="9.95cm" draw:start-shape="id5" draw:start-glue-point="1" draw:end-shape="id6" draw:end-glue-point="3" svg:d="M17200 9950h1800" svg:viewBox="0 0 1801 1">
          <text:p/>
        </draw:connector>
        <draw:connector draw:style-name="gr12" draw:text-style-name="P1" draw:layer="layout" draw:type="curve" svg:x1="22.369cm" svg:y1="15.18cm" svg:x2="24.5cm" svg:y2="15.15cm" draw:end-shape="id7" draw:end-glue-point="3" svg:d="M22369 15180c1222 0 157-30 2131-30" svg:viewBox="0 0 2132 31">
          <text:p/>
        </draw:connector>
        <draw:connector draw:style-name="gr12" draw:text-style-name="P1" draw:layer="layout" draw:type="curve" svg:x1="22.3cm" svg:y1="13.03cm" svg:x2="24.431cm" svg:y2="13cm" svg:d="M22300 13030c1599 0 534-30 2131-30" svg:viewBox="0 0 2132 31">
          <text:p/>
        </draw:connector>
        <draw:custom-shape draw:style-name="gr6" draw:text-style-name="P6" draw:layer="layout" svg:width="1.9cm" svg:height="0.7cm" svg:x="16.2cm" svg:y="19.2cm">
          <text:p text:style-name="P1"><text:span text:style-name="T4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layer="layout" svg:width="1.9cm" svg:height="0.7cm" svg:x="18.3cm" svg:y="19.2cm">
          <text:p text:style-name="P1"><text:span text:style-name="T4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2.5cm" svg:y="19.2cm">
          <text:p text:style-name="P1"><text:span text:style-name="T4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.9cm" svg:height="0.7cm" svg:x="24.6cm" svg:y="19.2cm">
          <text:p text:style-name="P1"><text:span text:style-name="T5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draw:layer="layout" svg:width="1.9cm" svg:height="0.7cm" svg:x="20.4cm" svg:y="19.2cm">
          <text:p text:style-name="P1"><text:span text:style-name="T4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2.7cm" svg:height="1.1cm" svg:x="19cm" svg:y="11.4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5.85cm" svg:y1="10.5cm" svg:x2="19cm" svg:y2="11.95cm" draw:start-shape="id5" draw:start-glue-point="2" draw:end-shape="id8" draw:end-glue-point="3" svg:d="M15850 10500c0 967 1050 1450 3150 1450" svg:viewBox="0 0 3151 1451">
          <text:p/>
        </draw:connector>
        <draw:connector draw:style-name="gr16" draw:text-style-name="P1" draw:layer="layout" draw:type="line" svg:x1="25.85cm" svg:y1="13.6cm" svg:x2="25.85cm" svg:y2="14.6cm" draw:start-shape="id9" draw:start-glue-point="2" draw:end-shape="id7" draw:end-glue-point="0" svg:d="M25850 13600v1000" svg:viewBox="0 0 1 1001">
          <text:p/>
        </draw:connector>
        <draw:connector draw:style-name="gr11" draw:text-style-name="P1" draw:layer="layout" draw:type="curve" svg:x1="5.9cm" svg:y1="9.95cm" svg:x2="14.5cm" svg:y2="9.95cm" draw:start-shape="id2" draw:start-glue-point="1" draw:end-shape="id5" draw:end-glue-point="3" svg:d="M5900 9950h8600" svg:viewBox="0 0 8601 1">
          <text:p/>
        </draw:connector>
        <draw:connector draw:style-name="gr11" draw:text-style-name="P1" draw:layer="layout" draw:type="curve" draw:line-skew="-0.05cm" svg:x1="12.4cm" svg:y1="8.75cm" svg:x2="19cm" svg:y2="7.95cm" draw:start-shape="id4" draw:start-glue-point="1" draw:end-shape="id10" draw:end-glue-point="3" svg:d="M12400 8750c4875 0 1575-800 6600-800" svg:viewBox="0 0 6601 801">
          <text:p/>
        </draw:connector>
        <draw:connector draw:style-name="gr11" draw:text-style-name="P1" draw:layer="layout" draw:type="curve" svg:x1="12.4cm" svg:y1="15.15cm" svg:x2="14.5cm" svg:y2="9.95cm" draw:start-shape="id3" draw:start-glue-point="1" draw:end-shape="id5" draw:end-glue-point="3" svg:d="M12400 15150c1575 0 525-5200 2100-5200" svg:viewBox="0 0 2101 5201">
          <text:p/>
        </draw:connector>
        <draw:connector draw:style-name="gr11" draw:text-style-name="P1" draw:layer="layout" draw:type="curve" svg:x1="20.35cm" svg:y1="9.4cm" svg:x2="20.35cm" svg:y2="8.5cm" draw:start-shape="id6" draw:start-glue-point="0" draw:end-shape="id10" draw:end-glue-point="2" svg:d="M20350 9400v-900" svg:viewBox="0 0 1 901">
          <text:p/>
        </draw:connector>
        <draw:line draw:style-name="gr17" draw:text-style-name="P1" draw:layer="layout" svg:x1="3.5cm" svg:y1="2.3cm" svg:x2="25cm" svg:y2="2.3cm">
          <text:p/>
        </draw:line>
        <draw:custom-shape draw:style-name="gr6" draw:text-style-name="P2" xml:id="id11" draw:id="id11" draw:layer="layout" svg:width="2.7cm" svg:height="1.1cm" svg:x="3.2cm" svg:y="14.6cm">
          <text:p text:style-name="P1"><text:span text:style-name="T1">dbadmi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9cm" svg:y1="15.15cm" svg:x2="9.7cm" svg:y2="15.15cm" draw:start-shape="id11" draw:start-glue-point="1" draw:end-shape="id3" draw:end-glue-point="3" svg:d="M5900 15150h3800" svg:viewBox="0 0 3801 1">
          <text:p/>
        </draw:connector>
        <draw:connector draw:style-name="gr18" draw:text-style-name="P1" draw:layer="layout" draw:type="curve" svg:x1="2.35cm" svg:y1="5.8cm" svg:x2="3.2cm" svg:y2="15.15cm" draw:start-shape="id1" draw:start-glue-point="2" draw:end-shape="id11" draw:end-glue-point="3" svg:d="M2350 5800c0 6234 283 9350 850 9350" svg:viewBox="0 0 851 9351">
          <text:p/>
        </draw:connector>
        <draw:connector draw:style-name="gr11" draw:text-style-name="P1" draw:layer="layout" draw:type="curve" draw:line-skew="-1.862cm" svg:x1="5.9cm" svg:y1="15.15cm" svg:x2="14.5cm" svg:y2="9.95cm" draw:start-shape="id11" draw:start-glue-point="1" draw:end-shape="id5" draw:end-glue-point="3" svg:d="M5900 15150c3657 0-643-5200 8600-5200" svg:viewBox="0 0 8601 5201">
          <text:p/>
        </draw:connector>
        <draw:connector draw:style-name="gr11" draw:text-style-name="P1" draw:layer="layout" draw:type="curve" svg:x1="20.35cm" svg:y1="10.5cm" svg:x2="20.35cm" svg:y2="11.4cm" draw:start-shape="id6" draw:end-shape="id8" draw:end-glue-point="0" svg:d="M20350 10500v900" svg:viewBox="0 0 1 901">
          <text:p/>
        </draw:connector>
        <draw:custom-shape draw:style-name="gr5" draw:text-style-name="P2" draw:layer="layout" svg:width="2.7cm" svg:height="1.1cm" svg:x="19cm" svg:y="14.6cm">
          <text:p text:style-name="P1"><text:span text:style-name="T1">spaw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" draw:id="id12" draw:layer="layout" svg:width="2.7cm" svg:height="1.1cm" svg:x="9.7cm" svg:y="6.1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9cm" svg:height="0.7cm" svg:x="26.701cm" svg:y="19.201cm">
          <text:p text:style-name="P1"><text:span text:style-name="T4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type="curve" svg:x1="5.9cm" svg:y1="9.95cm" svg:x2="9.7cm" svg:y2="6.65cm" draw:start-shape="id2" draw:start-glue-point="1" draw:end-shape="id12" svg:d="M5900 9950c2850 0 950-3300 3800-3300" svg:viewBox="0 0 3801 3301">
          <text:p/>
        </draw:connector>
        <draw:custom-shape draw:style-name="gr19" draw:text-style-name="P2" xml:id="id13" draw:id="id13" draw:layer="layout" svg:width="2.7cm" svg:height="1.1cm" svg:x="14.6cm" svg:y="6.1cm">
          <text:p text:style-name="P1"><text:span text:style-name="T1">respon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2.4cm" svg:y1="8.75cm" svg:x2="14.6cm" svg:y2="6.65cm" draw:start-shape="id4" draw:start-glue-point="1" draw:end-shape="id13" draw:end-glue-point="3" svg:d="M12400 8750c1650 0 550-2100 2200-2100" svg:viewBox="0 0 2201 2101">
          <text:p/>
        </draw:connector>
        <draw:custom-shape draw:style-name="gr19" draw:text-style-name="P2" xml:id="id14" draw:id="id14" draw:layer="layout" svg:width="2.7cm" svg:height="1.1cm" svg:x="14.5cm" svg:y="14.6cm">
          <text:p text:style-name="P1"><text:span text:style-name="T1">expre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2.4cm" svg:y1="15.15cm" svg:x2="14.5cm" svg:y2="15.15cm" draw:start-shape="id3" draw:start-glue-point="1" draw:end-shape="id14" draw:end-glue-point="3" svg:d="M12400 15150h2100" svg:viewBox="0 0 2101 1">
          <text:p/>
        </draw:connector>
        <draw:custom-shape draw:style-name="gr19" draw:text-style-name="P2" draw:layer="layout" svg:width="2.7cm" svg:height="1.1cm" svg:x="24.4cm" svg:y="4.901cm"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8cm" svg:height="0.967cm" svg:x="22.8cm" svg:y="3.403cm">
          <draw:text-box>
            <text:p text:style-name="P1"><text:span text:style-name="T2">General</text:span></text:p>
          </draw:text-box>
        </draw:frame>
        <draw:custom-shape draw:style-name="gr19" draw:text-style-name="P2" draw:layer="layout" svg:width="2.7cm" svg:height="1.1cm" svg:x="24.4cm" svg:y="6.201cm">
          <text:p text:style-name="P1"><text:span text:style-name="T1">chalk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cm" svg:height="1.1cm" svg:x="24.4cm" svg:y="7.501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curve" svg:x1="22.3cm" svg:y1="5.518cm" svg:x2="24.431cm" svg:y2="5.488cm" svg:d="M22300 5518c1599 0 534-30 2131-30" svg:viewBox="0 0 2132 31">
          <text:p/>
        </draw:connector>
        <draw:connector draw:style-name="gr12" draw:text-style-name="P8" draw:layer="layout" draw:type="curve" svg:x1="22.3cm" svg:y1="6.805cm" svg:x2="24.431cm" svg:y2="6.775cm" svg:d="M22300 6805c1599 0 534-30 2131-30" svg:viewBox="0 0 2132 31">
          <text:p/>
        </draw:connector>
        <draw:connector draw:style-name="gr12" draw:text-style-name="P8" draw:layer="layout" draw:type="curve" svg:x1="22.3cm" svg:y1="8.192cm" svg:x2="24.431cm" svg:y2="8.162cm" svg:d="M22300 8192c1599 0 534-30 2131-30" svg:viewBox="0 0 2132 31">
          <text:p/>
        </draw:connector>
        <draw:custom-shape draw:style-name="gr19" draw:text-style-name="P2" xml:id="id15" draw:id="id15" draw:layer="layout" svg:width="2.7cm" svg:height="1.1cm" svg:x="9.7cm" svg:y="11.2cm">
          <text:p text:style-name="P1"><text:span text:style-name="T1">yarg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9cm" svg:y1="9.95cm" svg:x2="9.7cm" svg:y2="11.75cm" draw:start-shape="id2" draw:end-shape="id15" draw:end-glue-point="3" svg:d="M5900 9950c2850 0 950 1800 3800 1800" svg:viewBox="0 0 3801 1801">
          <text:p/>
        </draw:connector>
        <draw:connector draw:style-name="gr11" draw:text-style-name="P1" draw:layer="layout" draw:type="curve" svg:x1="5.9cm" svg:y1="15.15cm" svg:x2="9.7cm" svg:y2="11.75cm" draw:start-shape="id11" draw:start-glue-point="1" draw:end-shape="id15" svg:d="M5900 15150c2850 0 950-3400 3800-3400" svg:viewBox="0 0 3801 3401">
          <text:p/>
        </draw:connector>
        <draw:line draw:style-name="gr8" draw:text-style-name="P1" draw:layer="layout" svg:x1="28.7cm" svg:y1="10.5cm" svg:x2="22.9cm" svg:y2="10.5cm">
          <text:p/>
        </draw:line>
        <draw:custom-shape draw:style-name="gr5" draw:text-style-name="P2" xml:id="id16" draw:id="id16" draw:layer="layout" svg:width="2.7cm" svg:height="1.1cm" svg:x="9.7cm" svg:y="12.8cm"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9cm" svg:y1="15.15cm" svg:x2="9.7cm" svg:y2="13.35cm" draw:start-shape="id11" draw:start-glue-point="1" draw:end-shape="id16" draw:end-glue-point="3" svg:d="M5900 15150c2850 0 950-1800 3800-1800" svg:viewBox="0 0 3801 1801">
          <text:p/>
        </draw:connector>
        <draw:connector draw:style-name="gr11" draw:text-style-name="P1" draw:layer="layout" draw:type="curve" draw:line-skew="0.05cm" svg:x1="12.4cm" svg:y1="13.35cm" svg:x2="14.5cm" svg:y2="9.95cm" draw:start-shape="id16" draw:start-glue-point="1" draw:end-shape="id5" draw:end-glue-point="3" svg:d="M12400 13350c1650 0 600-3400 2100-3400" svg:viewBox="0 0 2101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1-19T08:50:12.737703420</dc:date>
    <dc:creator>Alexander Schilling</dc:creator>
    <meta:editing-duration>P1DT3H22M42S</meta:editing-duration>
    <meta:editing-cycles>13</meta:editing-cycles>
    <meta:generator>LibreOffice/4.2.7.2$Linux_X86_64 LibreOffice_project/420m0$Build-2</meta:generator>
    <meta:printed-by>Alexander Schilling</meta:printed-by>
    <meta:print-date>2014-11-10T15:42:02.114078133</meta:print-date>
    <meta:document-statistic meta:object-count="62"/>
  </office:meta>
</office:document-meta>
</file>